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102.26mm" svg:x="191.08mm" svg:y="16.2mm">
            <draw:object draw:notify-on-update-of-ranges="Tabelle1.G7:Tabelle1.G16 Tabelle1.G7:Tabelle1.G16 Tabelle1.H6:Tabelle1.H6 Tabelle1.H7:Tabelle1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x1</text:p>
          </table:table-cell>
          <table:table-cell table:formula="of:=[.D7]+[.E7]" office:value-type="float" office:value="0.8" calcext:value-type="float">
            <text:p>0,8</text:p>
          </table:table-cell>
          <table:table-cell table:formula="of:=1-[.D7]+[.E7]" office:value-type="float" office:value="0.4" calcext:value-type="float">
            <text:p>0,4</text:p>
          </table:table-cell>
        </table:table-row>
        <table:table-row table:style-name="ro1">
          <table:table-cell table:number-columns-repeated="3"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x2</text:p>
          </table:table-cell>
          <table:table-cell table:formula="of:=[.D8]+[.E8]" office:value-type="float" office:value="0.9" calcext:value-type="float">
            <text:p>0,9</text:p>
          </table:table-cell>
          <table:table-cell table:formula="of:=1-[.D8]+[.E8]" office:value-type="float" office:value="0.4" calcext:value-type="float">
            <text:p>0,4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x3</text:p>
          </table:table-cell>
          <table:table-cell table:formula="of:=[.D9]+[.E9]" office:value-type="float" office:value="1" calcext:value-type="float">
            <text:p>1</text:p>
          </table:table-cell>
          <table:table-cell table:formula="of:=1-[.D9]+[.E9]" office:value-type="float" office:value="0.6" calcext:value-type="float">
            <text:p>0,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x4</text:p>
          </table:table-cell>
          <table:table-cell table:formula="of:=[.D10]+[.E10]" office:value-type="float" office:value="0.2" calcext:value-type="float">
            <text:p>0,2</text:p>
          </table:table-cell>
          <table:table-cell table:formula="of:=1-[.D10]+[.E10]" office:value-type="float" office:value="1.2" calcext:value-type="float">
            <text:p>1,2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5</text:p>
          </table:table-cell>
          <table:table-cell table:formula="of:=[.D11]+[.E11]" office:value-type="float" office:value="0.5" calcext:value-type="float">
            <text:p>0,5</text:p>
          </table:table-cell>
          <table:table-cell table:formula="of:=1-[.D11]+[.E11]" office:value-type="float" office:value="0.5" calcext:value-type="float">
            <text:p>0,5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x6</text:p>
          </table:table-cell>
          <table:table-cell table:formula="of:=[.D12]+[.E12]" office:value-type="float" office:value="0.6" calcext:value-type="float">
            <text:p>0,6</text:p>
          </table:table-cell>
          <table:table-cell table:formula="of:=1-[.D12]+[.E12]" office:value-type="float" office:value="0.8" calcext:value-type="float">
            <text:p>0,8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x7</text:p>
          </table:table-cell>
          <table:table-cell table:formula="of:=[.D13]+[.E13]" office:value-type="float" office:value="0.7" calcext:value-type="float">
            <text:p>0,7</text:p>
          </table:table-cell>
          <table:table-cell table:formula="of:=1-[.D13]+[.E13]" office:value-type="float" office:value="0.9" calcext:value-type="float">
            <text:p>0,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x8</text:p>
          </table:table-cell>
          <table:table-cell table:formula="of:=[.D14]+[.E14]" office:value-type="float" office:value="0.1" calcext:value-type="float">
            <text:p>0,1</text:p>
          </table:table-cell>
          <table:table-cell table:formula="of:=1-[.D14]+[.E14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9</text:p>
          </table:table-cell>
          <table:table-cell table:formula="of:=[.D15]+[.E15]" office:value-type="float" office:value="1" calcext:value-type="float">
            <text:p>1</text:p>
          </table:table-cell>
          <table:table-cell table:formula="of:=1-[.D15]+[.E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x10</text:p>
          </table:table-cell>
          <table:table-cell table:formula="of:=[.D16]+[.E16]" office:value-type="float" office:value="0.6" calcext:value-type="float">
            <text:p>0,6</text:p>
          </table:table-cell>
          <table:table-cell table:formula="of:=1-[.D16]+[.E16]" office:value-type="float" office:value="1.2" calcext:value-type="float">
            <text:p>1,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4" table:number-rows-spanned="9">
            <text:p>a) ein kriterielle haben nur einen Wert der optimiert werden muss, </text:p>
            <text:p>Mehrkritetielle haben mehrere, es gibt selten eine beste Lösung, da sich die Ziele of wiedersprechen, z.B. Qualität/Leistung und Preis, da eine Lösung in beiden werten besser sein muss.</text:p>
            <text:p/>
            <text:p>d) alle Individuen der Pareto-front sind gleichwertig gut, es gibt kein „bestes“ Individuum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8.2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9">
            <text:p>a) 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Aktion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E54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]*[.E55]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]*[.E56]"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]*[.E57]" office:value-type="float" office:value="3024" calcext:value-type="float">
            <text:p>302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]*[.E58]" office:value-type="float" office:value="15120" calcext:value-type="float">
            <text:p>151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]*[.E59]" office:value-type="float" office:value="60480" calcext:value-type="float">
            <text:p>6048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]*[.E60]" office:value-type="float" office:value="181440" calcext:value-type="float">
            <text:p>1814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]*[.E61]" office:value-type="float" office:value="362880" calcext:value-type="float">
            <text:p>3628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table:formula="of:=SUM([.D54:.D62])" office:value-type="float" office:value="623530" calcext:value-type="float">
            <text:p>623530</text:p>
          </table:table-cell>
          <table:table-cell office:value-type="string" calcext:value-type="string">
            <text:p>mögliche Kombinatione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1:20:38.5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5:29:17.270000000</meta:creation-date>
    <dc:date>2021-01-14T11:56:53.310000000</dc:date>
    <meta:editing-duration>PT6H8M45S</meta:editing-duration>
    <meta:editing-cycles>3</meta:editing-cycles>
    <meta:generator>Neat_Office/6.2.8.2$Windows_x86 LibreOffice_project/</meta:gener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00a933" draw:fill-color="#00a933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227cm" xlink:href=".." xlink:type="simple" chart:class="chart:scatter" chart:column-mapping="0" chart:style-name="ch1">
        <chart:plot-area chart:style-name="ch2" table:cell-range-address="Tabelle1.G7:Tabelle1.H16 Tabelle1.H6:Tabelle1.H6" chart:data-source-has-labels="both" svg:x="0.819cm" svg:y="0.267cm" svg:width="13.078cm" svg:height="9.7cm">
          <chartooo:coordinate-region svg:x="1.546cm" svg:y="0.466cm" svg:width="12.111cm" svg:height="8.854cm"/>
          <chart:axis chart:dimension="x" chart:name="primary-x" chart:style-name="ch3" chartooo:axis-type="auto">
            <chart:title svg:x="7.116cm" svg:y="9.667cm" chart:style-name="ch4">
              <text:p>F1</text:p>
            </chart:title>
            <chart:categories table:cell-range-address="Tabelle1.G7:Tabelle1.G16"/>
            <chart:grid chart:style-name="ch5" chart:class="major"/>
            <chart:grid chart:style-name="ch6" chart:class="minor"/>
          </chart:axis>
          <chart:axis chart:dimension="x" chart:name="secondary-x" chart:style-name="ch7"/>
          <chart:axis chart:dimension="y" chart:name="primary-y" chart:style-name="ch3">
            <chart:title svg:x="0cm" svg:y="5.359cm" chart:style-name="ch8">
              <text:p>F2</text:p>
            </chart:title>
            <chart:grid chart:style-name="ch5" chart:class="major"/>
            <chart:grid chart:style-name="ch6" chart:class="minor"/>
          </chart:axis>
          <chart:series chart:style-name="ch9" chart:values-cell-range-address="Tabelle1.H7:Tabelle1.H16" chart:label-cell-address="Tabelle1.H6:Tabelle1.H6" chart:class="chart:scatter">
            <chart:domain table:cell-range-address="Tabelle1.G7:Tabelle1.G16"/>
            <chart:data-point chart:style-name="ch10"/>
            <chart:data-point chart:repeated="3"/>
            <chart:data-point chart:style-name="ch10"/>
            <chart:data-point chart:style-name="ch11"/>
            <chart:data-point/>
            <chart:data-point chart:style-name="ch10" chart:repeated="2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f2</text:p>
                <draw:g>
                  <svg:desc>Tabelle1.H6:Tabelle1.H6</svg:desc>
                </draw:g>
              </table:table-cell>
            </table:table-row>
          </table:table-header-rows>
          <table:table-rows>
            <table:table-row>
              <table:table-cell office:value-type="float" office:value="0.8">
                <text:p>0.8</text:p>
                <draw:g>
                  <svg:desc>Tabelle1.G7:Tabelle1.G16</svg:desc>
                </draw:g>
              </table:table-cell>
              <table:table-cell office:value-type="float" office:value="0.8">
                <text:p>0.8</text:p>
                <draw:g>
                  <svg:desc>Tabelle1.G7:Tabelle1.G16</svg:desc>
                </draw:g>
              </table:table-cell>
              <table:table-cell office:value-type="float" office:value="0.4">
                <text:p>0.4</text:p>
                <draw:g>
                  <svg:desc>Tabelle1.H7:Tabelle1.H16</svg:desc>
                </draw:g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at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